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27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 style:data-style-name="N124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4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size="10pt" style:text-position="super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6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est for Normality – Shapiro-Wilks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Sorted</text:p>
          </table:table-cell>
          <table:table-cell/>
          <table:table-cell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2"/>
          <table:table-cell table:style-name="ce11" office:value-type="string" calcext:value-type="string">
            <text:p>diff</text:p>
          </table:table-cell>
          <table:table-cell table:style-name="ce11" office:value-type="string" calcext:value-type="string">
            <text:p>a*diff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1</text:p>
          </table:table-cell>
          <table:table-cell table:style-name="ce5" office:value-type="float" office:value="0.5475" calcext:value-type="float">
            <text:p>0.5475</text:p>
          </table:table-cell>
          <table:table-cell/>
          <table:table-cell office:value-type="string" calcext:value-type="string">
            <text:p>x12 – x1</text:p>
          </table:table-cell>
          <table:table-cell table:style-name="ce12" table:formula="of:=[.B15]-[.B4]" office:value-type="float" office:value="51" calcext:value-type="float">
            <text:p>51</text:p>
          </table:table-cell>
          <table:table-cell table:style-name="ce15" table:formula="of:=[.E5]*[.H5]" office:value-type="float" office:value="27.9225" calcext:value-type="float">
            <text:p>27.92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0.3325" calcext:value-type="float">
            <text:p>0.3325</text:p>
          </table:table-cell>
          <table:table-cell/>
          <table:table-cell office:value-type="string" calcext:value-type="string">
            <text:p>x11 – x2</text:p>
          </table:table-cell>
          <table:table-cell table:style-name="ce13" table:formula="of:=[.B14]-[.B5]" office:value-type="float" office:value="29" calcext:value-type="float">
            <text:p>29</text:p>
          </table:table-cell>
          <table:table-cell table:style-name="ce16" table:formula="of:=[.E6]*[.H6]" office:value-type="float" office:value="9.6425" calcext:value-type="float">
            <text:p>9.64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.2347" calcext:value-type="float">
            <text:p>0.2347</text:p>
          </table:table-cell>
          <table:table-cell/>
          <table:table-cell office:value-type="string" calcext:value-type="string">
            <text:p>x10 – x3</text:p>
          </table:table-cell>
          <table:table-cell table:style-name="ce13" table:formula="of:=[.B13]-[.B6]" office:value-type="float" office:value="17" calcext:value-type="float">
            <text:p>17</text:p>
          </table:table-cell>
          <table:table-cell table:style-name="ce16" table:formula="of:=[.E7]*[.H7]" office:value-type="float" office:value="3.9899" calcext:value-type="float">
            <text:p>3.98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0.1586" calcext:value-type="float">
            <text:p>0.1586</text:p>
          </table:table-cell>
          <table:table-cell/>
          <table:table-cell office:value-type="string" calcext:value-type="string">
            <text:p>x9 – x4</text:p>
          </table:table-cell>
          <table:table-cell table:style-name="ce13" table:formula="of:=[.B12]-[.B7]" office:value-type="float" office:value="12" calcext:value-type="float">
            <text:p>12</text:p>
          </table:table-cell>
          <table:table-cell table:style-name="ce16" table:formula="of:=[.E8]*[.H8]" office:value-type="float" office:value="1.9032" calcext:value-type="float">
            <text:p>1.90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0.0922" calcext:value-type="float">
            <text:p>0.0922</text:p>
          </table:table-cell>
          <table:table-cell/>
          <table:table-cell office:value-type="string" calcext:value-type="string">
            <text:p>x8 – x5</text:p>
          </table:table-cell>
          <table:table-cell table:style-name="ce13" table:formula="of:=[.B11]-[.B8]" office:value-type="float" office:value="7" calcext:value-type="float">
            <text:p>7</text:p>
          </table:table-cell>
          <table:table-cell table:style-name="ce16" table:formula="of:=[.E9]*[.H9]" office:value-type="float" office:value="0.6454" calcext:value-type="float">
            <text:p>0.64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6</text:p>
          </table:table-cell>
          <table:table-cell table:style-name="ce7" office:value-type="float" office:value="0.0303" calcext:value-type="float">
            <text:p>0.0303</text:p>
          </table:table-cell>
          <table:table-cell/>
          <table:table-cell office:value-type="string" calcext:value-type="string">
            <text:p>x7 – x6</text:p>
          </table:table-cell>
          <table:table-cell table:style-name="ce14" table:formula="of:=[.B10]-[.B9]" office:value-type="float" office:value="2" calcext:value-type="float">
            <text:p>2</text:p>
          </table:table-cell>
          <table:table-cell table:style-name="ce17" table:formula="of:=[.E10]*[.H10]" office:value-type="float" office:value="0.0606" calcext:value-type="float">
            <text:p>0.06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Default"/>
          <table:table-cell table:number-columns-repeated="3"/>
          <table:table-cell table:formula="of:=SUM([.I5:.I10])" office:value-type="float" office:value="44.1641" calcext:value-type="float">
            <text:p>44.16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S</text:p>
          </table:table-cell>
          <table:table-cell table:style-name="ce8" table:formula="of:=DEVSQ([.B4:.B15])" office:value-type="float" office:value="2008.66666666667" calcext:value-type="float">
            <text:p>2008.66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b</text:p>
          </table:table-cell>
          <table:table-cell table:formula="of:=[.I11]" office:value-type="float" office:value="44.1641" calcext:value-type="float">
            <text:p>44.1641</text:p>
          </table:table-cell>
          <table:table-cell table:number-columns-repeated="4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float" office:value="86" calcext:value-type="float">
            <text:p>86</text:p>
          </table:table-cell>
          <table:table-cell/>
          <table:table-cell office:value-type="string" calcext:value-type="string">
            <text:p>W = b<text:span text:style-name="T1">2</text:span>/SS</text:p>
          </table:table-cell>
          <table:table-cell table:style-name="ce9" table:formula="of:=[.E14]^2/[.E13]" office:value-type="float" office:value="0.971026084704613" calcext:value-type="float">
            <text:p>0.9710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943" calcext:value-type="float">
            <text:p>0.9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973" calcext:value-type="float">
            <text:p>0.9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-value</text:p>
          </table:table-cell>
          <table:table-cell table:style-name="ce10" table:formula="of:=_y1+(_x-_x1)*((_y2-_y1)/(_x2-_x1))" office:value-type="float" office:value="0.873681129394842" calcext:value-type="float">
            <text:p>0.873681</text:p>
          </table:table-cell>
          <table:table-cell office:value-type="string" calcext:value-type="string">
            <text:p>linear interpolation</text:p>
          </table:table-cell>
          <table:table-cell table:number-columns-repeated="3"/>
        </table:table-row>
      </table:table>
      <table:named-expressions>
        <table:named-range table:name="_x" table:base-cell-address="$Sheet1.$E$15" table:cell-range-address="$Sheet1.$E$15"/>
        <table:named-range table:name="_x1" table:base-cell-address="$Sheet1.$E$16" table:cell-range-address="$Sheet1.$E$16"/>
        <table:named-range table:name="_x2" table:base-cell-address="$Sheet1.$E$17" table:cell-range-address="$Sheet1.$E$17"/>
        <table:named-range table:name="_y1" table:base-cell-address="$Sheet1.$D$16" table:cell-range-address="$Sheet1.$D$16"/>
        <table:named-range table:name="_y2" table:base-cell-address="$Sheet1.$D$17" table:cell-range-address="$Sheet1.$D$17"/>
      </table:named-expressions>
      <table:database-ranges>
        <table:database-range table:name="__Anonymous_Sheet_DB__0" table:target-range-address="Sheet1.A4:Sheet1.A15" table:contains-header="false">
          <table:sort table:target-range-address="Sheet1.B4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mir Khan</meta:initial-creator>
    <meta:creation-date>2016-01-16T17:02:05.126470468</meta:creation-date>
    <dc:date>2016-01-16T17:49:08.409186526</dc:date>
    <dc:creator>Thamir Khan</dc:creator>
    <meta:editing-duration>PT15M31S</meta:editing-duration>
    <meta:editing-cycles>2</meta:editing-cycles>
    <meta:generator>LibreOffice/4.2.8.2$Linux_x86 LibreOffice_project/420m0$Build-2</meta:generator>
    <meta:document-statistic meta:table-count="1" meta:cell-count="75" meta:object-count="0"/>
  </office:meta>
</office:document-meta>
</file>